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style:style style:name="T22" style:family="text">
      <style:text-properties officeooo:rsid="00435d58"/>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xml:id="list1906410939"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supports PostgreSQL <text:span text:style-name="T4">8.x, 9.x, and newer</text:span>. Please follow the PostgreSQL-provided documentation for installing PostgreSQL. After installing the required PostgreSQL packages, please perform the following operations:</text:p>
      <text:list xml:id="list1763598551"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5"/>
      <text:p text:style-name="P2">2. BiblioteQ Installation</text:p>
      <text:p text:style-name="P5"/>
      <text:p text:style-name="P2"><text:tab/>2.1 OS X Installation</text:p>
      <text:p text:style-name="P5"/>
      <text:p text:style-name="P5"><text:tab/>Please copy the contents of the OS X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xml:id="list2014632545" text:style-name="L3">
        <text:list-item>
          <text:p text:style-name="P12"><text:span text:style-name="T20">Qt 5 </text:span><text:span text:style-name="T22">LTS or Qt 6 LTS </text:span><text:span text:style-name="T20">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text:span text:style-name="T22">is</text:span> <text:span text:style-name="T22">optional</text:span>.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If you intend to use PostgreSQL, the PostgreSQL database package must be installed. Please <text:soft-page-break/>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pan text:style-name="T16">6</text:span>. PostgreSQL Database Removal</text:p>
      <text:p text:style-name="P6"><text:soft-page-break/></text:p>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OS X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exis Megas</meta:initial-creator>
    <meta:creation-date>2009-01-24T10:30:40</meta:creation-date>
    <dc:date>2023-04-15T19:02:16.570850532</dc:date>
    <meta:editing-cycles>238</meta:editing-cycles>
    <meta:editing-duration>P1DT8H11M51S</meta:editing-duration>
    <meta:document-statistic meta:table-count="0" meta:image-count="0" meta:object-count="0" meta:page-count="3" meta:paragraph-count="49" meta:word-count="585" meta:character-count="4268" meta:non-whitespace-character-count="3702"/>
    <meta:user-defined meta:name="Info 1"/>
    <meta:user-defined meta:name="Info 2"/>
    <meta:user-defined meta:name="Info 3"/>
    <meta:user-defined meta:name="Info 4"/>
  </office:meta>
</office:document-meta>
</file>